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0.128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6.163cm"/>
    </style:style>
    <style:style style:name="co17" style:family="table-column">
      <style:table-column-properties fo:break-before="auto" style:column-width="19.812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154cm"/>
    </style:style>
    <style:style style:name="co20" style:family="table-column">
      <style:table-column-properties fo:break-before="auto" style:column-width="1.295cm"/>
    </style:style>
    <style:style style:name="co23" style:family="table-column">
      <style:table-column-properties fo:break-before="auto" style:column-width="5.403cm"/>
    </style:style>
    <style:style style:name="co24" style:family="table-column">
      <style:table-column-properties fo:break-before="auto" style:column-width="25.751cm"/>
    </style:style>
    <style:style style:name="co25" style:family="table-column">
      <style:table-column-properties fo:break-before="auto" style:column-width="2.589cm"/>
    </style:style>
    <style:style style:name="co13" style:family="table-column">
      <style:table-column-properties fo:break-before="auto" style:column-width="2.103cm"/>
    </style:style>
    <style:style style:name="co26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4.727cm"/>
    </style:style>
    <style:style style:name="co27" style:family="table-column">
      <style:table-column-properties fo:break-before="auto" style:column-width="24.146cm"/>
    </style:style>
    <style:style style:name="co21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3.884cm"/>
    </style:style>
    <style:style style:name="co29" style:family="table-column">
      <style:table-column-properties fo:break-before="auto" style:column-width="6.077cm"/>
    </style:style>
    <style:style style:name="co30" style:family="table-column">
      <style:table-column-properties fo:break-before="auto" style:column-width="4.606cm"/>
    </style:style>
    <style:style style:name="co31" style:family="table-column">
      <style:table-column-properties fo:break-before="auto" style:column-width="4.106cm"/>
    </style:style>
    <style:style style:name="co32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27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DIARIA">
      <style:table-properties table:display="true" style:writing-mode="lr-tb"/>
    </style:style>
    <style:style style:name="ta4" style:family="table" style:master-page-name="PageStyle_5f_JUGADOR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style:style style:name="ta7" style:family="table" style:master-page-name="PageStyle_5f_TRAMPAS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6" style:family="table-cell" style:parent-style-name="Excel_20_Built-in_20_Normal">
      <style:table-cell-properties fo:background-color="#ff66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cc00" style:text-align-source="fix" style:repeat-content="false"/>
      <style:paragraph-properties fo:text-align="center" fo:margin-left="0cm"/>
    </style:style>
    <style:style style:name="ce5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3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todas las casillas pasa a ser 6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 ( de un tipo especifico que sea de nivel bajo)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urante este dia todos los movimientos de los jugadores se hacen en direcciones aleatorioas. Todos los jugadores estan obligados a moverse tanto como puedan en la direccion indicad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ada jugador descarta un item al azar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4" table:print="false">
        <office:forms form:automatic-focus="false" form:apply-design-mode="false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8" table:default-cell-style-name="Excel_20_Built-in_20_Normal"/>
        <table:table-column table:style-name="co25" table:default-cell-style-name="Excel_20_Built-in_20_Normal"/>
        <table:table-column table:style-name="co18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, AGUA Y COMIDA AUNQUE NO OCUPAN ESPACIO SI SE DESCARTAN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/>
          <table:table-cell office:value-type="string">
            <text:p>pierdes tus puntos de accion en la siguietne fase pero aun puedes realizar acciones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5" table:print="false">
        <office:forms form:automatic-focus="false" form:apply-design-mode="false"/>
        <table:table-column table:style-name="co13" table:default-cell-style-name="Excel_20_Built-in_20_Normal"/>
        <table:table-column table:style-name="co26" table:default-cell-style-name="Excel_20_Built-in_20_Normal"/>
        <table:table-column table:style-name="co14" table:default-cell-style-name="Excel_20_Built-in_20_Normal"/>
        <table:table-column table:style-name="co27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. Se usa como accion. Un solo uso.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. <text:s/>Se usa como accion. Un solo uso.</text:p>
          </table:table-cell>
          <table:table-cell table:number-columns-repeated="1020"/>
        </table:table-row>
        <table:table-row table:style-name="ro2">
          <table:table-cell table:style-name="ce6" table:formula="of:=[.A2]+1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RISMATICOS</text:p>
          </table:table-cell>
          <table:table-cell table:style-name="ce6" office:value-type="string">
            <text:p>PUEDES LEVANTAR UN TILE ADYACENTE</text:p>
          </table:table-cell>
          <table:table-cell table:style-name="ce6"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. Hay que activarlo cada turno y cuesta una accion.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it de supervivencia</text:p>
          </table:table-cell>
          <table:table-cell office:value-type="string">
            <text:p>TUS DADOS PARA CREAR ARMAS SE INCREMENTAN EN 1</text:p>
          </table:table-cell>
          <table:table-cell office:value-type="string">
            <text:p>Cambiar nombre</text:p>
          </table:table-cell>
          <table:table-cell table:number-columns-repeated="1019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Default" office:value-type="string">
            <text:p>Equipo de caza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office:value-type="string">
            <text:p>EQUIPO DE TRAMPERO</text:p>
          </table:table-cell>
          <table:table-cell table:style-name="Default" office:value-type="string">
            <text:p>+1 dado al busc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rmadura improvisada</text:p>
          </table:table-cell>
          <table:table-cell office:value-type="string">
            <text:p>Reduccion al daño 1 (anula el primer éxito de un ataque enemigo)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los monstruos te ignoran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tirar HUIR en cualquier turno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string">
            <text:p>XXX</text:p>
          </table:table-cell>
          <table:table-cell office:value-type="string">
            <text:p>Superas automaticamente la tirada para hui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Equipo de montañero</text:p>
          </table:table-cell>
          <table:table-cell office:value-type="string">
            <text:p>Puedes cruzar montaña/alta montaña a coste 3. Se usa como accion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al movimiento, robas una ficha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supervivencia, -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improvisar, -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carga, robar fichas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agua/comid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atac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repetir un dado al improvisar arm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improvis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refugi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item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Consigues un éxito automatico en una tirada a tu eleccion (cualquiera). El efecto es como si hubieras tirado un dado y sacado un 6 (sin necesidad de tirar nada, con lo que podrias no tirar ningun dado y tener un éxito). Un solo uso</text:p>
          </table:table-cell>
          <table:table-cell table:style-name="Default" table:number-columns-repeated="1020"/>
        </table:table-row>
        <table:table-row table:style-name="ro1" table:number-rows-repeated="4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+2 a una habilidad de superviviencia a costa de -1 a otra habilidad concreta <text:span text:style-name="T1">(</text:span>cualquiera<text:span text:style-name="T1">)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 a una habilidad de supervivencia (sin pegas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petir una tirad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office:value-type="string">
            <text:p>realizar una accion extra 'con peros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umar X dados a una tirada (que puede ser especifica o a eleccion y de un solo uso o no(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2">
          <table:table-cell/>
          <table:table-cell table:formula="of:=SUM([.B1:.B15])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xpansion combat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unto de mira</text:p>
          </table:table-cell>
          <table:table-cell office:value-type="string">
            <text:p>+1,+2, +3 al alcance de tu arma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ce3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sto podria irse al set de patrocinadores y se ganarian algunas de los patrocinadores, otras de matar monstruos y otras de recompensas especial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omba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defens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niciativ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supervivenci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mprovisac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busca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arg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movimiento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vida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Excel_20_Built-in_20_Normal" table:number-columns-repeated="5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7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27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EL JUGADOR OBJETIVO REDUCE SUS PUNTOS DE ACCIO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El jugador objetivo se descarta de un item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EL JUGADOR OBJETIVO INCREMENTA SU NIVEL DE PANICO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PIERDE LA ARMADURA. Si no tiene armadura sufre 2 heridas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EL JUGADOR OBJETIVO REDUCE S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+1 dificultad para huir durante el resto del di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<text:s/>PERSIGAN AL JUGADOR OBJETIVO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buscar refugio hoy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es movido por el jugador que le lanza la trampa. El jugador objetivo solo puede realizar sus acciones una vez finalizado su movimient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descarta toda su agua y no puede buscar en su suguiente fas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descarta toda su comida no puede buscar en su suguiente fas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proxima vez que improvises armas el jugador que te lanzo esta trampa decide si te quedas la primera que robes o robas otr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“ “ “ buscar item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“ “ “ improvisar trampa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objetivo escoge entre enfrentarse a un monstruo o sufrir 1d4 herida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objetivo sufre 4 heridas. Puede hacer una prueba de iniciativa y anular una herida por cada éxito. Tambienpuede reducirlas por armadura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no puede usar su habilidad activa hasta que descanse con é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no puede usar su habilidad pasiva hasta que descanse con é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1 dado al ataque hasta que descanses con exito</text:p>
          </table:table-cell>
          <table:table-cell office:value-type="string">
            <text:p>laien: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>
            <text:p>-1 a defensa hasta que descanses con exito</text:p>
          </table:table-cell>
          <table:table-cell office:value-type="string">
            <text:p>-1 a todas las de <text:s/>supervivenci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>
            <text:p>-1 a iniciativa hasta que descanses con exito</text:p>
          </table:table-cell>
          <table:table-cell office:value-type="string">
            <text:p>-1 a todas las de combat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>
            <text:p>-1 a supervivencia hasta que descanses con exito</text:p>
          </table:table-cell>
          <table:table-cell office:value-type="string">
            <text:p>-2 a una habilidad elegida por el jugador que tiende la trampa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-1 a improvisar hasta que descanses con 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1 a carga hasta que descanses cone <text:s/>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+2 dados de ataque al proximo monstruo que ataque al jugado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+2 de defensa al proximo monstruo que te ataqu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s huir de tu proximo comba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urante el resto del dia no puedes improvisar objeto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urante el resto del dia no puedes buscar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ierna rota</text:p>
          </table:table-cell>
          <table:table-cell office:value-type="string">
            <text:p>Durante el resto del dia cada vez que entres en una casilla pierdes una vid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urante el resto del dia cada vez que te beneficies de un objeto pierdes una vid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queve lanza la trampa decide el movimiento de la victima durante su siguiente fase de movimiento.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Descarta una carta de habilidad o ficha de mejora</text:p>
          </table:table-cell>
          <table:table-cell table:style-name="Default" table:number-columns-repeated="1020"/>
        </table:table-row>
        <table:table-row table:style-name="ro1" table:number-rows-repeated="3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efecto extra de algunas trampas: si superas una tirada robas una carta de el publico esta satisfecho o el rival roba una de el publico esta insatisfecho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onos a los bichos que persigan a la victi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stados alterados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 hacer x accion en su siguiente fase (o el resto del dia??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s recibir beneficios de patrocinadores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7/11/2015</text:date>, <text:time>03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03:11:31.42</dc:date>
    <meta:generator>OpenOffice/4.1.1$Win32 OpenOffice.org_project/411m6$Build-9775</meta:generator>
    <meta:editing-duration>P1DT11H32S</meta:editing-duration>
    <meta:editing-cycles>52</meta:editing-cycles>
    <meta:document-statistic meta:table-count="7" meta:cell-count="442" meta:object-count="0"/>
  </office:meta>
</office:document-meta>
</file>